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 style:data-style-name="N2" text:time-value="14:12:17.830959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5-03T14:17:13.339056780</dc:date>
    <meta:editing-duration>PT14M37S</meta:editing-duration>
    <meta:editing-cycles>3</meta:editing-cycles>
    <meta:document-statistic meta:table-count="2" meta:cell-count="2956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